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215c06" officeooo:paragraph-rsid="00215c06"/>
    </style:style>
    <style:style style:name="P2" style:family="paragraph" style:parent-style-name="Standard">
      <style:text-properties officeooo:rsid="0022bbfe" officeooo:paragraph-rsid="0022bbfe"/>
    </style:style>
    <style:style style:name="P3" style:family="paragraph" style:parent-style-name="Standard">
      <style:text-properties officeooo:rsid="002408bb" officeooo:paragraph-rsid="002408bb"/>
    </style:style>
    <style:style style:name="P4" style:family="paragraph" style:parent-style-name="Standard">
      <style:text-properties officeooo:rsid="0025eb1d" officeooo:paragraph-rsid="0025eb1d"/>
    </style:style>
    <style:style style:name="P5" style:family="paragraph" style:parent-style-name="Standard">
      <style:text-properties officeooo:rsid="0026b402" officeooo:paragraph-rsid="0026b402"/>
    </style:style>
    <style:style style:name="T1" style:family="text">
      <style:text-properties officeooo:rsid="0021d132"/>
    </style:style>
    <style:style style:name="T2" style:family="text">
      <style:text-properties officeooo:rsid="002408bb"/>
    </style:style>
    <style:style style:name="T3" style:family="text">
      <style:text-properties officeooo:rsid="0025eb1d"/>
    </style:style>
    <style:style style:name="T4" style:family="text">
      <style:text-properties officeooo:rsid="0026b402"/>
    </style:style>
    <style:style style:name="T5" style:family="text">
      <style:text-properties officeooo:rsid="0027ef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 Research questions</text:p>
      <text:p text:style-name="P1">-</text:p>
      <text:p text:style-name="P1">-트위터 참여자 구성/ 반응(리트윗)의 정도와 질 / 트윗 어필 대상(개인/그룹) / 타입(확산/컨설팅/평가)</text:p>
      <text:p text:style-name="P1">-트윗 개시자</text:p>
      <text:p text:style-name="P1">-유머나 자동화 트윗의, 사이언스 커뮤니케이션 플랫폼의 질에 대한 영향</text:p>
      <text:p text:style-name="P1"/>
      <text:p text:style-name="P1">1. 논문 트윗 유저의 타입, 봇의 수</text:p>
      <text:p text:style-name="P1">2. 논문 트윗 개시자의 타입</text:p>
      <text:p text:style-name="P1">3. 연구 논문 트윗을 둘러싼 상호작용의 질</text:p>
      <text:p text:style-name="P1">4. 연구 논문 트윗의 인게이지먼트</text:p>
      <text:p text:style-name="P1">5. 연구 논문 트윗이 특정 커뮤니티와 작용하는 정도</text:p>
      <text:p text:style-name="P1">6. 트윗상 유머가 연구 논문의 인기를 생성하는 정도</text:p>
      <text:p text:style-name="P1"/>
      <text:p text:style-name="P1">3. 방법</text:p>
      <text:p text:style-name="P1">-Twitter: Altmetric.com</text:p>
      <text:p text:style-name="P1">-Publications: WoS</text:p>
      <text:p text:style-name="P1"><text:span text:style-name="T1">-broad</text:span>필드: Social&amp;Humanities, Biomed&amp;Health, Life&amp;Earth, Physical&amp;Engineering, Math&amp;Computer</text:p>
      <text:p text:style-name="P1"><text:tab/>-<text:span text:style-name="T1">broad field중 평균트윗수가 가장 높은 서브필드 선택</text:span></text:p>
      <text:p text:style-name="P1">-각 필드마다 논문을 트윗수 내림차순으로 정렬, <text:span text:style-name="T1">3등분 후 각 그룹에서 20개씩 랜덤 추출(?) → 필드당 60 논문, 총 300편</text:span></text:p>
      <text:p text:style-name="P1">-각 트윗마다 속성을 나타내는 코드북 작성(섹션A~G)</text:p>
      <text:p text:style-name="P2"/>
      <text:p text:style-name="P2">4. Results</text:p>
      <text:p text:style-name="P2">분야에 따라 40%, 30% 이상이 언급됨</text:p>
      <text:p text:style-name="P2">4.1 유저 타입 / 봇</text:p>
      <text:p text:style-name="P2">-유저 타입을 수동으로 체크(…)→ altmetric.com보다 정교-</text:p>
      <text:p text:style-name="P2">-인문사회 트윗43%, 물리공학 트윗62%가 individual citizens</text:p>
      <text:p text:style-name="P2"><text:tab/>-다만 물리공학의 경우 특정 논문에 대한 sexually-charge 두음문자(…) 대규모 트윗→ 일반화불가</text:p>
      <text:p text:style-name="P2">-바이오헬스에선 individual professionals, 수학컴퓨터에선 individual researchers가 가장 큰 집단</text:p>
      <text:p text:style-name="P1"/>
      <text:p text:style-name="P1">- 어플 “<text:span text:style-name="T2">Bot or Not?</text:span>”은 연구 트윗에 대해선 신용도 떨어짐이 보고됨</text:p>
      <text:p text:style-name="P1">- 인간 비율이 생명 지구에선 <text:span text:style-name="T2">35%이하, 나머지에선 80% 이상</text:span></text:p>
      <text:p text:style-name="P1">- 봇 계정은 대개 조직이나 비즈니스에서 나옴(특히 생명지구<text:span text:style-name="T2">)</text:span></text:p>
      <text:p text:style-name="P1"/>
      <text:p text:style-name="P3">4.2 트윗 개시자</text:p>
      <text:p text:style-name="P3">- 분야마다 트윗 개시자의 타입이 다르다</text:p>
      <text:p text:style-name="P3">- 인문사회에선 individual citizen에 의한 트윗 개시가 대부분</text:p>
      <text:p text:style-name="P3">- 바이오헬스, 수학컴퓨터에선 individual researcher</text:p>
      <text:p text:style-name="P3">- 생명지구에선 civil society organization</text:p>
      <text:p text:style-name="P1">- 물리공학에선 <text:span text:style-name="T2">individual citizen이 겨우 7%, Publisher/journals가 가장 큼 (+ 시민이 메인 유저 → 대중이 저널에 관심을 보임)</text:span></text:p>
      <text:p text:style-name="P1"/>
      <text:p text:style-name="P3">4.3 상호작용과 인게이지의 질</text:p>
      <text:p text:style-name="P3">- 생명지구, 수학컴퓨터에선 추가텍스트 없는 개시 트윗 비율이 매우 높음. 리트윗 비율 약 <text:span text:style-name="T3">50%에 대부분 무수정 리트윗→ 많은 트윗과 리트윗이 단순히 논문 제목이나 url만 포함</text:span></text:p>
      <text:p text:style-name="P3">- 전 분야에서 확산 트윗 비율이 압도적</text:p>
      <text:p text:style-name="P3"/>
      <text:p text:style-name="P4"><text:soft-page-break/>4.4 커뮤니케이션 타입</text:p>
      <text:p text:style-name="P4">- 필드 2개에 대해 조사한 결과, 대부분의 @~~ 는 공저자 링크가 아닌 개인간 커뮤니케이션 시도</text:p>
      <text:p text:style-name="P4">- <text:s/>대부분 개인간 커뮤니케이션은 트윗 중 20%, 생명지구에선 5% 이하(봇 다수)</text:p>
      <text:p text:style-name="P4">- 그룹 커뮤니케이션은 생명지구에서 특히 많음</text:p>
      <text:p text:style-name="P4"/>
      <text:p text:style-name="P4">4.5 유머</text:p>
      <text:p text:style-name="P4">- 가장 많이 트윗된 논문이 과학적 발견이 아닌, 유머로 인한 트윗</text:p>
      <text:p text:style-name="P4">- 특이 케이스 빼고는 유머는 거의 발견되지 않음(게다가 대부분이 리트윗<text:span text:style-name="T4">)</text:span></text:p>
      <text:p text:style-name="P4"/>
      <text:p text:style-name="P5">5. Discussion and conclusion</text:p>
      <text:p text:style-name="P5">- 트윗에 개인, 대학 외 조직이 참여하는 점에서 지식공유, 상호작용 기회 제공</text:p>
      <text:p text:style-name="P5">- 분야마다 개인vs조직의 중요도가 다름</text:p>
      <text:p text:style-name="P5">- 노출도와 관심은 비례, 이번 논문은 거기서 ‘의미’가 발생하는지를 분석 → 결과, 거의 의미 없음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6:13:29.556239853</meta:creation-date>
    <meta:generator>LibreOffice/5.1.6.2$Linux_X86_64 LibreOffice_project/10m0$Build-2</meta:generator>
    <dc:date>2020-05-17T19:26:32.223956857</dc:date>
    <meta:editing-duration>PT1H12M10S</meta:editing-duration>
    <meta:editing-cycles>2</meta:editing-cycles>
    <meta:document-statistic meta:table-count="0" meta:image-count="0" meta:object-count="0" meta:page-count="2" meta:paragraph-count="48" meta:word-count="955" meta:character-count="1670" meta:non-whitespace-character-count="1356"/>
  </office:meta>
</office:document-meta>
</file>